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F" svg:font-family="" style:font-family-generic="roman"/>
    <style:font-face style:name="Tahoma1" svg:font-family="Tahoma" style:font-family-generic="swiss"/>
    <style:font-face style:name="MS Mincho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1" svg:font-family="'MS Mincho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justify" style:justify-single-word="false">
        <style:tab-stops>
          <style:tab-stop style:position="8.493cm" style:type="center"/>
          <style:tab-stop style:position="16.999cm" style:type="right"/>
        </style:tab-stops>
      </style:paragraph-properties>
      <style:text-properties style:font-name="Arial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officeooo:paragraph-rsid="00222d99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" officeooo:paragraph-rsid="0029fd92"/>
    </style:style>
    <style:style style:name="P4" style:family="paragraph" style:parent-style-name="Standard">
      <style:paragraph-properties fo:line-height="150%" fo:text-align="justify" style:justify-single-word="false" fo:padding="0.049cm" fo:border="0.99pt solid #ff0000" style:shadow="none"/>
      <style:text-properties fo:color="#ff0000" style:font-name="Liberation Sans" officeooo:rsid="0029fd92" officeooo:paragraph-rsid="0029fd92"/>
    </style:style>
    <style:style style:name="P5" style:family="paragraph" style:parent-style-name="Standard">
      <style:paragraph-properties fo:line-height="150%" fo:text-align="center" style:justify-single-word="false" fo:padding="0.049cm" fo:border="0.99pt solid #ff0000" style:shadow="none"/>
      <style:text-properties fo:color="#ff0000" style:font-name="Liberation Sans" fo:font-size="20pt" officeooo:rsid="0029fd92" officeooo:paragraph-rsid="0029fd92" style:font-size-asian="20pt" style:font-size-complex="20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ans" officeooo:rsid="0029fd92" officeooo:paragraph-rsid="0029fd92"/>
    </style:style>
    <style:style style:name="P7" style:family="paragraph" style:parent-style-name="Standard" style:list-style-name="L2">
      <style:paragraph-properties fo:line-height="150%" fo:text-align="justify" style:justify-single-word="false"/>
      <style:text-properties style:font-name="Liberation Sans" officeooo:rsid="002fb009" officeooo:paragraph-rsid="002fb009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ans" style:text-underline-style="solid" style:text-underline-width="auto" style:text-underline-color="font-color" officeooo:rsid="002fb009" officeooo:paragraph-rsid="002fb009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ans" style:text-underline-style="solid" style:text-underline-width="auto" style:text-underline-color="font-color" officeooo:rsid="002c192f" officeooo:paragraph-rsid="002c192f"/>
    </style:style>
    <style:style style:name="P10" style:family="paragraph" style:parent-style-name="Standard" style:list-style-name="L2">
      <style:paragraph-properties fo:line-height="150%" fo:text-align="justify" style:justify-single-word="false"/>
      <style:text-properties style:font-name="Liberation Sans" officeooo:rsid="0030ab03" officeooo:paragraph-rsid="0030ab03"/>
    </style:style>
    <style:style style:name="P11" style:family="paragraph" style:parent-style-name="Standard" style:list-style-name="L2">
      <style:paragraph-properties fo:line-height="150%" fo:text-align="justify" style:justify-single-word="false"/>
      <style:text-properties style:font-name="Liberation Sans" officeooo:rsid="0032f7b9" officeooo:paragraph-rsid="0032f7b9"/>
    </style:style>
    <style:style style:name="P12" style:family="paragraph" style:parent-style-name="Standard" style:list-style-name="L2">
      <style:paragraph-properties fo:line-height="150%" fo:text-align="justify" style:justify-single-word="false"/>
      <style:text-properties style:font-name="Liberation Sans" officeooo:rsid="003400df" officeooo:paragraph-rsid="003400df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position="0% 100%" officeooo:rsid="00253354"/>
    </style:style>
    <style:style style:name="T2" style:family="text">
      <style:text-properties officeooo:rsid="002de9c3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 Unicode MS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t technologique STI2D</text:p>
      <text:p text:style-name="P5">Faire des économies grâce au puits canadien</text:p>
      <text:p text:style-name="P4"/>
      <text:p text:style-name="P8"/>
      <text:p text:style-name="P8"><office:annotation office:name="__Annotation__410_77805911"><dc:creator>Auteur inconnu</dc:creator><dc:date>2016-05-21T17:43:31.287871570</dc:date><text:p text:style-name="P13"><text:span text:style-name="T3">Choisir de le après le sommaire (en premier partie ?)</text:span></text:p></office:annotation>Introduction<office:annotation-end office:name="__Annotation__410_77805911"/></text:p>
      <text:p text:style-name="P6"><text:tab/><text:span text:style-name="T2">En prévision de la nouvelle réglementation thermique des bâtiments et dans le cadre du développement durable. </text:span>L’objectif de ce projet est de mettre en place un échangeur air-sol dans une maison individuelle. Afin que le client <text:span text:style-name="T2">ait</text:span> <text:span text:style-name="T2">un bilan énergique plus léger, </text:span>et <text:span text:style-name="T2">ainsi</text:span> qu’il fasse des économies.</text:p>
      <text:p text:style-name="P3"/>
      <text:p text:style-name="P9">Sommaire</text:p>
      <text:list xml:id="list319598726207963936" text:style-name="L2">
        <text:list-item>
          <text:p text:style-name="P7"><office:annotation office:name="__Annotation__411_77805911"><dc:creator>Auteur inconnu</dc:creator><dc:date>2016-05-21T17:44:10.140524934</dc:date><text:p text:style-name="P13"><text:span text:style-name="T3">Ou mettre l’intro</text:span></text:p></office:annotation>Développement Durable<office:annotation-end office:name="__Annotation__411_77805911"/></text:p>
        </text:list-item>
        <text:list-item>
          <text:p text:style-name="P10">Contraintes</text:p>
        </text:list-item>
        <text:list-item>
          <text:p text:style-name="P10">Organisation</text:p>
        </text:list-item>
        <text:list-item>
          <text:p text:style-name="P11">Solutions trouvées pour mon problème</text:p>
        </text:list-item>
        <text:list-item>
          <text:p text:style-name="P11"><office:annotation office:name="__Annotation__436_77805911"><dc:creator>Auteur inconnu</dc:creator><dc:date>2016-05-21T17:47:32.105147265</dc:date><text:p text:style-name="P13"><text:span text:style-name="T3">Sous partie de « Solutions trouvées pour mon problème »</text:span></text:p></office:annotation>Réalisation de prototypes</text:p>
        </text:list-item>
        <text:list-item>
          <text:p text:style-name="P11">Idée d’amélioration<office:annotation-end office:name="__Annotation__436_77805911"/></text:p>
        </text:list-item>
        <text:list-item>
          <text:p text:style-name="P12">Bilan</text:p>
        </text:list-item>
      </text:list>
      <text:p text:style-name="P3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3" svg:font-family="Tahoma"/>
    <style:font-face style:name="F" svg:font-family="" style:font-family-generic="roman"/>
    <style:font-face style:name="Tahoma1" svg:font-family="Tahoma" style:font-family-generic="swiss"/>
    <style:font-face style:name="MS Mincho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1" svg:font-family="'MS Mincho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1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justify" style:justify-single-word="false">
        <style:tab-stops>
          <style:tab-stop style:position="8.493cm" style:type="center"/>
          <style:tab-stop style:position="16.999cm" style:type="right"/>
        </style:tab-stops>
      </style:paragraph-properties>
      <style:text-properties style:font-name="Arial"/>
    </style:style>
    <style:style style:name="MT1" style:family="text">
      <style:text-properties style:text-position="0% 100%" officeooo:rsid="0025335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Loïc Penaud<text:tab/><text:span text:style-name="MT1"><text:tab/>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1T17:19:05.663117186</meta:creation-date>
    <meta:editing-duration>PT32M42S</meta:editing-duration>
    <meta:editing-cycles>10</meta:editing-cycles>
    <meta:generator>LibreOffice/5.1.2.2$Linux_X86_64 LibreOffice_project/10m0$Build-2</meta:generator>
    <dc:title>modele ecole</dc:title>
    <dc:date>2016-05-21T17:51:51.082781189</dc:date>
    <meta:document-statistic meta:table-count="0" meta:image-count="0" meta:object-count="0" meta:page-count="1" meta:paragraph-count="13" meta:word-count="85" meta:character-count="546" meta:non-whitespace-character-count="479"/>
  </office:meta>
</office:document-meta>
</file>